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b636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350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f57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ividad</text:span><text:span text:style-name="T1"> </text:span><text:span text:style-name="T3">11.</text:span><text:span text:style-name="T5">3</text:span><text:span text:style-name="T1">. </text:span><text:span text:style-name="T3">Contar las cartas</text:span><text:span text:style-name="T4"> </text:span><text:span text:style-name="T5">en bambalinas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6">Título</text:span></text:p>
            <text:p text:style-name="P5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4T14:41:16.675000000</dc:date>
    <meta:editing-duration>PT18M27S</meta:editing-duration>
    <meta:editing-cycles>29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10" meta:character-count="73" meta:non-whitespace-character-count="66"/>
  </office:meta>
</office:document-meta>
</file>